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</text:p>
          </table:table-cell>
          <table:table-cell office:value-type="string">
            <text:p>decrease</text:p>
          </table:table-cell>
          <table:table-cell office:value-type="string">
            <text:p>delete min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3639">
            <text:p>0.000033639</text:p>
          </table:table-cell>
          <table:table-cell office:value-type="float" office:value="0.000013737">
            <text:p>0.000013737</text:p>
          </table:table-cell>
          <table:table-cell office:value-type="float" office:value="0.00003149">
            <text:p>0.00003149</text:p>
          </table:table-cell>
          <table:table-cell office:value-type="float" office:value="0.000038194">
            <text:p>0.0000381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1636">
            <text:p>0.000031636</text:p>
          </table:table-cell>
          <table:table-cell office:value-type="float" office:value="0.000011947">
            <text:p>0.000011947</text:p>
          </table:table-cell>
          <table:table-cell office:value-type="float" office:value="0.00002842">
            <text:p>0.00002842</text:p>
          </table:table-cell>
          <table:table-cell office:value-type="float" office:value="0.000035236">
            <text:p>0.00003523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665">
            <text:p>0.000025665</text:p>
          </table:table-cell>
          <table:table-cell office:value-type="float" office:value="0.000011364">
            <text:p>0.000011364</text:p>
          </table:table-cell>
          <table:table-cell office:value-type="float" office:value="0.000026549">
            <text:p>0.000026549</text:p>
          </table:table-cell>
          <table:table-cell office:value-type="float" office:value="0.00003431">
            <text:p>0.000034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194">
            <text:p>0.000025194</text:p>
          </table:table-cell>
          <table:table-cell office:value-type="float" office:value="0.000010749">
            <text:p>0.000010749</text:p>
          </table:table-cell>
          <table:table-cell office:value-type="float" office:value="0.000026012">
            <text:p>0.000026012</text:p>
          </table:table-cell>
          <table:table-cell office:value-type="float" office:value="0.000033429">
            <text:p>0.00003342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474">
            <text:p>0.000025474</text:p>
          </table:table-cell>
          <table:table-cell office:value-type="float" office:value="0.00001004">
            <text:p>0.00001004</text:p>
          </table:table-cell>
          <table:table-cell office:value-type="float" office:value="0.000025655">
            <text:p>0.000025655</text:p>
          </table:table-cell>
          <table:table-cell office:value-type="float" office:value="0.00003248">
            <text:p>0.0000324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5771">
            <text:p>0.000055771</text:p>
          </table:table-cell>
          <table:table-cell office:value-type="float" office:value="0.000027591">
            <text:p>0.000027591</text:p>
          </table:table-cell>
          <table:table-cell office:value-type="float" office:value="0.000055143">
            <text:p>0.000055143</text:p>
          </table:table-cell>
          <table:table-cell office:value-type="float" office:value="0.000075422">
            <text:p>0.0000754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5821">
            <text:p>0.000055821</text:p>
          </table:table-cell>
          <table:table-cell office:value-type="float" office:value="0.00002715">
            <text:p>0.00002715</text:p>
          </table:table-cell>
          <table:table-cell office:value-type="float" office:value="0.000054483">
            <text:p>0.000054483</text:p>
          </table:table-cell>
          <table:table-cell office:value-type="float" office:value="0.000074631">
            <text:p>0.00007463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4092">
            <text:p>0.000054092</text:p>
          </table:table-cell>
          <table:table-cell office:value-type="float" office:value="0.000025799">
            <text:p>0.000025799</text:p>
          </table:table-cell>
          <table:table-cell office:value-type="float" office:value="0.000053427">
            <text:p>0.000053427</text:p>
          </table:table-cell>
          <table:table-cell office:value-type="float" office:value="0.00007411">
            <text:p>0.0000741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4405">
            <text:p>0.000054405</text:p>
          </table:table-cell>
          <table:table-cell office:value-type="float" office:value="0.000026737">
            <text:p>0.000026737</text:p>
          </table:table-cell>
          <table:table-cell office:value-type="float" office:value="0.000054696">
            <text:p>0.000054696</text:p>
          </table:table-cell>
          <table:table-cell office:value-type="float" office:value="0.000072538">
            <text:p>0.00007253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3364">
            <text:p>0.000053364</text:p>
          </table:table-cell>
          <table:table-cell office:value-type="float" office:value="0.000025268">
            <text:p>0.000025268</text:p>
          </table:table-cell>
          <table:table-cell office:value-type="float" office:value="0.000065939">
            <text:p>0.000065939</text:p>
          </table:table-cell>
          <table:table-cell office:value-type="float" office:value="0.000072427">
            <text:p>0.0000724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19249">
            <text:p>0.000119249</text:p>
          </table:table-cell>
          <table:table-cell office:value-type="float" office:value="0.000061748">
            <text:p>0.000061748</text:p>
          </table:table-cell>
          <table:table-cell office:value-type="float" office:value="0.000117727">
            <text:p>0.000117727</text:p>
          </table:table-cell>
          <table:table-cell office:value-type="float" office:value="0.000165467">
            <text:p>0.00016546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19152">
            <text:p>0.000119152</text:p>
          </table:table-cell>
          <table:table-cell office:value-type="float" office:value="0.00005863">
            <text:p>0.00005863</text:p>
          </table:table-cell>
          <table:table-cell office:value-type="float" office:value="0.000142309">
            <text:p>0.000142309</text:p>
          </table:table-cell>
          <table:table-cell office:value-type="float" office:value="0.000165076">
            <text:p>0.00016507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18411">
            <text:p>0.000118411</text:p>
          </table:table-cell>
          <table:table-cell office:value-type="float" office:value="0.000059104">
            <text:p>0.000059104</text:p>
          </table:table-cell>
          <table:table-cell office:value-type="float" office:value="0.000143968">
            <text:p>0.000143968</text:p>
          </table:table-cell>
          <table:table-cell office:value-type="float" office:value="0.000163363">
            <text:p>0.00016336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76423">
            <text:p>0.000176423</text:p>
          </table:table-cell>
          <table:table-cell office:value-type="float" office:value="0.000060012">
            <text:p>0.000060012</text:p>
          </table:table-cell>
          <table:table-cell office:value-type="float" office:value="0.000143983">
            <text:p>0.000143983</text:p>
          </table:table-cell>
          <table:table-cell office:value-type="float" office:value="0.000167664">
            <text:p>0.00016766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18631">
            <text:p>0.000118631</text:p>
          </table:table-cell>
          <table:table-cell office:value-type="float" office:value="0.000059434">
            <text:p>0.000059434</text:p>
          </table:table-cell>
          <table:table-cell office:value-type="float" office:value="0.000117048">
            <text:p>0.000117048</text:p>
          </table:table-cell>
          <table:table-cell office:value-type="float" office:value="0.000164054">
            <text:p>0.00016405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27027">
            <text:p>0.00027027</text:p>
          </table:table-cell>
          <table:table-cell office:value-type="float" office:value="0.000068454">
            <text:p>0.000068454</text:p>
          </table:table-cell>
          <table:table-cell office:value-type="float" office:value="0.000095911">
            <text:p>0.000095911</text:p>
          </table:table-cell>
          <table:table-cell office:value-type="float" office:value="0.000139284">
            <text:p>0.00013928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386">
            <text:p>0.000093386</text:p>
          </table:table-cell>
          <table:table-cell office:value-type="float" office:value="0.000045441">
            <text:p>0.000045441</text:p>
          </table:table-cell>
          <table:table-cell office:value-type="float" office:value="0.000088734">
            <text:p>0.000088734</text:p>
          </table:table-cell>
          <table:table-cell office:value-type="float" office:value="0.000132012">
            <text:p>0.00013201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2893">
            <text:p>0.000092893</text:p>
          </table:table-cell>
          <table:table-cell office:value-type="float" office:value="0.000046567">
            <text:p>0.000046567</text:p>
          </table:table-cell>
          <table:table-cell office:value-type="float" office:value="0.000088442">
            <text:p>0.000088442</text:p>
          </table:table-cell>
          <table:table-cell office:value-type="float" office:value="0.000129997">
            <text:p>0.00012999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236">
            <text:p>0.000093236</text:p>
          </table:table-cell>
          <table:table-cell office:value-type="float" office:value="0.000047495">
            <text:p>0.000047495</text:p>
          </table:table-cell>
          <table:table-cell office:value-type="float" office:value="0.000089686">
            <text:p>0.000089686</text:p>
          </table:table-cell>
          <table:table-cell office:value-type="float" office:value="0.000130892">
            <text:p>0.00013089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119">
            <text:p>0.000093119</text:p>
          </table:table-cell>
          <table:table-cell office:value-type="float" office:value="0.000047298">
            <text:p>0.000047298</text:p>
          </table:table-cell>
          <table:table-cell office:value-type="float" office:value="0.000088433">
            <text:p>0.000088433</text:p>
          </table:table-cell>
          <table:table-cell office:value-type="float" office:value="0.00015169">
            <text:p>0.0001516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0968">
            <text:p>0.00020968</text:p>
          </table:table-cell>
          <table:table-cell office:value-type="float" office:value="0.000101201">
            <text:p>0.000101201</text:p>
          </table:table-cell>
          <table:table-cell office:value-type="float" office:value="0.000183499">
            <text:p>0.000183499</text:p>
          </table:table-cell>
          <table:table-cell office:value-type="float" office:value="0.000285764">
            <text:p>0.00028576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7945">
            <text:p>0.000197945</text:p>
          </table:table-cell>
          <table:table-cell office:value-type="float" office:value="0.000100406">
            <text:p>0.000100406</text:p>
          </table:table-cell>
          <table:table-cell office:value-type="float" office:value="0.000183519">
            <text:p>0.000183519</text:p>
          </table:table-cell>
          <table:table-cell office:value-type="float" office:value="0.000288364">
            <text:p>0.00028836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7575">
            <text:p>0.000197575</text:p>
          </table:table-cell>
          <table:table-cell office:value-type="float" office:value="0.000100115">
            <text:p>0.000100115</text:p>
          </table:table-cell>
          <table:table-cell office:value-type="float" office:value="0.000184654">
            <text:p>0.000184654</text:p>
          </table:table-cell>
          <table:table-cell office:value-type="float" office:value="0.000283928">
            <text:p>0.00028392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66989">
            <text:p>0.000266989</text:p>
          </table:table-cell>
          <table:table-cell office:value-type="float" office:value="0.000103904">
            <text:p>0.000103904</text:p>
          </table:table-cell>
          <table:table-cell office:value-type="float" office:value="0.000229305">
            <text:p>0.000229305</text:p>
          </table:table-cell>
          <table:table-cell office:value-type="float" office:value="0.000292543">
            <text:p>0.00029254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04423">
            <text:p>0.000204423</text:p>
          </table:table-cell>
          <table:table-cell office:value-type="float" office:value="0.000103093">
            <text:p>0.000103093</text:p>
          </table:table-cell>
          <table:table-cell office:value-type="float" office:value="0.000191545">
            <text:p>0.000191545</text:p>
          </table:table-cell>
          <table:table-cell office:value-type="float" office:value="0.000293767">
            <text:p>0.00029376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34652">
            <text:p>0.000434652</text:p>
          </table:table-cell>
          <table:table-cell office:value-type="float" office:value="0.000244784">
            <text:p>0.000244784</text:p>
          </table:table-cell>
          <table:table-cell office:value-type="float" office:value="0.000393991">
            <text:p>0.000393991</text:p>
          </table:table-cell>
          <table:table-cell office:value-type="float" office:value="0.000627831">
            <text:p>0.00062783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2185">
            <text:p>0.000422185</text:p>
          </table:table-cell>
          <table:table-cell office:value-type="float" office:value="0.000236643">
            <text:p>0.000236643</text:p>
          </table:table-cell>
          <table:table-cell office:value-type="float" office:value="0.000407144">
            <text:p>0.000407144</text:p>
          </table:table-cell>
          <table:table-cell office:value-type="float" office:value="0.000627678">
            <text:p>0.00062767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7853">
            <text:p>0.000417853</text:p>
          </table:table-cell>
          <table:table-cell office:value-type="float" office:value="0.000212848">
            <text:p>0.000212848</text:p>
          </table:table-cell>
          <table:table-cell office:value-type="float" office:value="0.000418666">
            <text:p>0.000418666</text:p>
          </table:table-cell>
          <table:table-cell office:value-type="float" office:value="0.0006147">
            <text:p>0.000614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302">
            <text:p>0.000423302</text:p>
          </table:table-cell>
          <table:table-cell office:value-type="float" office:value="0.000241642">
            <text:p>0.000241642</text:p>
          </table:table-cell>
          <table:table-cell office:value-type="float" office:value="0.000397752">
            <text:p>0.000397752</text:p>
          </table:table-cell>
          <table:table-cell office:value-type="float" office:value="0.000615073">
            <text:p>0.00061507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525">
            <text:p>0.000423525</text:p>
          </table:table-cell>
          <table:table-cell office:value-type="float" office:value="0.000213927">
            <text:p>0.000213927</text:p>
          </table:table-cell>
          <table:table-cell office:value-type="float" office:value="0.0003903">
            <text:p>0.0003903</text:p>
          </table:table-cell>
          <table:table-cell office:value-type="float" office:value="0.000616397">
            <text:p>0.00061639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7373">
            <text:p>0.000897373</text:p>
          </table:table-cell>
          <table:table-cell office:value-type="float" office:value="0.000452961">
            <text:p>0.000452961</text:p>
          </table:table-cell>
          <table:table-cell office:value-type="float" office:value="0.000814082">
            <text:p>0.000814082</text:p>
          </table:table-cell>
          <table:table-cell office:value-type="float" office:value="0.00133434">
            <text:p>0.0013343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1161">
            <text:p>0.000891161</text:p>
          </table:table-cell>
          <table:table-cell office:value-type="float" office:value="0.00045864">
            <text:p>0.00045864</text:p>
          </table:table-cell>
          <table:table-cell office:value-type="float" office:value="0.000803545">
            <text:p>0.000803545</text:p>
          </table:table-cell>
          <table:table-cell office:value-type="float" office:value="0.00134113">
            <text:p>0.0013411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0281">
            <text:p>0.000890281</text:p>
          </table:table-cell>
          <table:table-cell office:value-type="float" office:value="0.00045642">
            <text:p>0.00045642</text:p>
          </table:table-cell>
          <table:table-cell office:value-type="float" office:value="0.000813093">
            <text:p>0.000813093</text:p>
          </table:table-cell>
          <table:table-cell office:value-type="float" office:value="0.00160215">
            <text:p>0.0016021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56572">
            <text:p>0.000956572</text:p>
          </table:table-cell>
          <table:table-cell office:value-type="float" office:value="0.000479388">
            <text:p>0.000479388</text:p>
          </table:table-cell>
          <table:table-cell office:value-type="float" office:value="0.000813129">
            <text:p>0.000813129</text:p>
          </table:table-cell>
          <table:table-cell office:value-type="float" office:value="0.00136443">
            <text:p>0.0013644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32134">
            <text:p>0.000932134</text:p>
          </table:table-cell>
          <table:table-cell office:value-type="float" office:value="0.000457177">
            <text:p>0.000457177</text:p>
          </table:table-cell>
          <table:table-cell office:value-type="float" office:value="0.000810281">
            <text:p>0.000810281</text:p>
          </table:table-cell>
          <table:table-cell office:value-type="float" office:value="0.00136715">
            <text:p>0.0013671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9995">
            <text:p>0.00189995</text:p>
          </table:table-cell>
          <table:table-cell office:value-type="float" office:value="0.000972936">
            <text:p>0.000972936</text:p>
          </table:table-cell>
          <table:table-cell office:value-type="float" office:value="0.00169561">
            <text:p>0.00169561</text:p>
          </table:table-cell>
          <table:table-cell office:value-type="float" office:value="0.00292397">
            <text:p>0.0029239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12">
            <text:p>0.0018712</text:p>
          </table:table-cell>
          <table:table-cell office:value-type="float" office:value="0.000976048">
            <text:p>0.000976048</text:p>
          </table:table-cell>
          <table:table-cell office:value-type="float" office:value="0.00169851">
            <text:p>0.00169851</text:p>
          </table:table-cell>
          <table:table-cell office:value-type="float" office:value="0.0029597">
            <text:p>0.002959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269">
            <text:p>0.00187269</text:p>
          </table:table-cell>
          <table:table-cell office:value-type="float" office:value="0.000977355">
            <text:p>0.000977355</text:p>
          </table:table-cell>
          <table:table-cell office:value-type="float" office:value="0.00169966">
            <text:p>0.00169966</text:p>
          </table:table-cell>
          <table:table-cell office:value-type="float" office:value="0.00294124">
            <text:p>0.0029412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6773">
            <text:p>0.00186773</text:p>
          </table:table-cell>
          <table:table-cell office:value-type="float" office:value="0.00097888">
            <text:p>0.00097888</text:p>
          </table:table-cell>
          <table:table-cell office:value-type="float" office:value="0.00168857">
            <text:p>0.00168857</text:p>
          </table:table-cell>
          <table:table-cell office:value-type="float" office:value="0.00292958">
            <text:p>0.0029295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289">
            <text:p>0.00187289</text:p>
          </table:table-cell>
          <table:table-cell office:value-type="float" office:value="0.000975319">
            <text:p>0.000975319</text:p>
          </table:table-cell>
          <table:table-cell office:value-type="float" office:value="0.00167261">
            <text:p>0.00167261</text:p>
          </table:table-cell>
          <table:table-cell office:value-type="float" office:value="0.00292522">
            <text:p>0.0029252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88442">
            <text:p>0.00388442</text:p>
          </table:table-cell>
          <table:table-cell office:value-type="float" office:value="0.00204154">
            <text:p>0.00204154</text:p>
          </table:table-cell>
          <table:table-cell office:value-type="float" office:value="0.00354328">
            <text:p>0.00354328</text:p>
          </table:table-cell>
          <table:table-cell office:value-type="float" office:value="0.00646367">
            <text:p>0.0064636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0812">
            <text:p>0.00390812</text:p>
          </table:table-cell>
          <table:table-cell office:value-type="float" office:value="0.00204381">
            <text:p>0.00204381</text:p>
          </table:table-cell>
          <table:table-cell office:value-type="float" office:value="0.00358935">
            <text:p>0.00358935</text:p>
          </table:table-cell>
          <table:table-cell office:value-type="float" office:value="0.00644694">
            <text:p>0.0064469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89381">
            <text:p>0.00389381</text:p>
          </table:table-cell>
          <table:table-cell office:value-type="float" office:value="0.00205443">
            <text:p>0.00205443</text:p>
          </table:table-cell>
          <table:table-cell office:value-type="float" office:value="0.0035683">
            <text:p>0.0035683</text:p>
          </table:table-cell>
          <table:table-cell office:value-type="float" office:value="0.00644897">
            <text:p>0.0064489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1789">
            <text:p>0.00391789</text:p>
          </table:table-cell>
          <table:table-cell office:value-type="float" office:value="0.00203567">
            <text:p>0.00203567</text:p>
          </table:table-cell>
          <table:table-cell office:value-type="float" office:value="0.00356894">
            <text:p>0.00356894</text:p>
          </table:table-cell>
          <table:table-cell office:value-type="float" office:value="0.00646315">
            <text:p>0.0064631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0184">
            <text:p>0.00390184</text:p>
          </table:table-cell>
          <table:table-cell office:value-type="float" office:value="0.00203665">
            <text:p>0.00203665</text:p>
          </table:table-cell>
          <table:table-cell office:value-type="float" office:value="0.00358261">
            <text:p>0.00358261</text:p>
          </table:table-cell>
          <table:table-cell office:value-type="float" office:value="0.00648929">
            <text:p>0.0064892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04619">
            <text:p>0.00804619</text:p>
          </table:table-cell>
          <table:table-cell office:value-type="float" office:value="0.00423539">
            <text:p>0.00423539</text:p>
          </table:table-cell>
          <table:table-cell office:value-type="float" office:value="0.00744859">
            <text:p>0.00744859</text:p>
          </table:table-cell>
          <table:table-cell office:value-type="float" office:value="0.0142565">
            <text:p>0.014256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5518">
            <text:p>0.00815518</text:p>
          </table:table-cell>
          <table:table-cell office:value-type="float" office:value="0.00424659">
            <text:p>0.00424659</text:p>
          </table:table-cell>
          <table:table-cell office:value-type="float" office:value="0.00746398">
            <text:p>0.00746398</text:p>
          </table:table-cell>
          <table:table-cell office:value-type="float" office:value="0.0143031">
            <text:p>0.014303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4102">
            <text:p>0.00814102</text:p>
          </table:table-cell>
          <table:table-cell office:value-type="float" office:value="0.00423104">
            <text:p>0.00423104</text:p>
          </table:table-cell>
          <table:table-cell office:value-type="float" office:value="0.00756547">
            <text:p>0.00756547</text:p>
          </table:table-cell>
          <table:table-cell office:value-type="float" office:value="0.0142798">
            <text:p>0.014279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20685">
            <text:p>0.00820685</text:p>
          </table:table-cell>
          <table:table-cell office:value-type="float" office:value="0.00424629">
            <text:p>0.00424629</text:p>
          </table:table-cell>
          <table:table-cell office:value-type="float" office:value="0.00746738">
            <text:p>0.00746738</text:p>
          </table:table-cell>
          <table:table-cell office:value-type="float" office:value="0.0141738">
            <text:p>0.014173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2386">
            <text:p>0.00812386</text:p>
          </table:table-cell>
          <table:table-cell office:value-type="float" office:value="0.00423735">
            <text:p>0.00423735</text:p>
          </table:table-cell>
          <table:table-cell office:value-type="float" office:value="0.00748093">
            <text:p>0.00748093</text:p>
          </table:table-cell>
          <table:table-cell office:value-type="float" office:value="0.0142072">
            <text:p>0.014207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876">
            <text:p>0.0167876</text:p>
          </table:table-cell>
          <table:table-cell office:value-type="float" office:value="0.00887463">
            <text:p>0.00887463</text:p>
          </table:table-cell>
          <table:table-cell office:value-type="float" office:value="0.0156454">
            <text:p>0.0156454</text:p>
          </table:table-cell>
          <table:table-cell office:value-type="float" office:value="0.031499">
            <text:p>0.03149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897">
            <text:p>0.0167897</text:p>
          </table:table-cell>
          <table:table-cell office:value-type="float" office:value="0.00885792">
            <text:p>0.00885792</text:p>
          </table:table-cell>
          <table:table-cell office:value-type="float" office:value="0.0156955">
            <text:p>0.0156955</text:p>
          </table:table-cell>
          <table:table-cell office:value-type="float" office:value="0.031749">
            <text:p>0.03174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03">
            <text:p>0.016703</text:p>
          </table:table-cell>
          <table:table-cell office:value-type="float" office:value="0.00884439">
            <text:p>0.00884439</text:p>
          </table:table-cell>
          <table:table-cell office:value-type="float" office:value="0.0155883">
            <text:p>0.0155883</text:p>
          </table:table-cell>
          <table:table-cell office:value-type="float" office:value="0.0327018">
            <text:p>0.032701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599">
            <text:p>0.0167599</text:p>
          </table:table-cell>
          <table:table-cell office:value-type="float" office:value="0.00885741">
            <text:p>0.00885741</text:p>
          </table:table-cell>
          <table:table-cell office:value-type="float" office:value="0.0156022">
            <text:p>0.0156022</text:p>
          </table:table-cell>
          <table:table-cell office:value-type="float" office:value="0.0314617">
            <text:p>0.031461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662">
            <text:p>0.0167662</text:p>
          </table:table-cell>
          <table:table-cell office:value-type="float" office:value="0.00881861">
            <text:p>0.00881861</text:p>
          </table:table-cell>
          <table:table-cell office:value-type="float" office:value="0.0159231">
            <text:p>0.0159231</text:p>
          </table:table-cell>
          <table:table-cell office:value-type="float" office:value="0.0316789">
            <text:p>0.031678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9188">
            <text:p>0.0359188</text:p>
          </table:table-cell>
          <table:table-cell office:value-type="float" office:value="0.0194795">
            <text:p>0.0194795</text:p>
          </table:table-cell>
          <table:table-cell office:value-type="float" office:value="0.03331">
            <text:p>0.03331</text:p>
          </table:table-cell>
          <table:table-cell office:value-type="float" office:value="0.0772628">
            <text:p>0.077262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17464">
            <text:p>0.0417464</text:p>
          </table:table-cell>
          <table:table-cell office:value-type="float" office:value="0.0206415">
            <text:p>0.0206415</text:p>
          </table:table-cell>
          <table:table-cell office:value-type="float" office:value="0.0326777">
            <text:p>0.0326777</text:p>
          </table:table-cell>
          <table:table-cell office:value-type="float" office:value="0.0749856">
            <text:p>0.074985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825">
            <text:p>0.0350825</text:p>
          </table:table-cell>
          <table:table-cell office:value-type="float" office:value="0.0202148">
            <text:p>0.0202148</text:p>
          </table:table-cell>
          <table:table-cell office:value-type="float" office:value="0.0327211">
            <text:p>0.0327211</text:p>
          </table:table-cell>
          <table:table-cell office:value-type="float" office:value="0.0758599">
            <text:p>0.075859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8256">
            <text:p>0.0348256</text:p>
          </table:table-cell>
          <table:table-cell office:value-type="float" office:value="0.0195497">
            <text:p>0.0195497</text:p>
          </table:table-cell>
          <table:table-cell office:value-type="float" office:value="0.0328167">
            <text:p>0.0328167</text:p>
          </table:table-cell>
          <table:table-cell office:value-type="float" office:value="0.0770774">
            <text:p>0.077077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9232">
            <text:p>0.0349232</text:p>
          </table:table-cell>
          <table:table-cell office:value-type="float" office:value="0.0193493">
            <text:p>0.0193493</text:p>
          </table:table-cell>
          <table:table-cell office:value-type="float" office:value="0.0330292">
            <text:p>0.0330292</text:p>
          </table:table-cell>
          <table:table-cell office:value-type="float" office:value="0.0758634">
            <text:p>0.0758634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2455">
            <text:p>0.0732455</text:p>
          </table:table-cell>
          <table:table-cell office:value-type="float" office:value="0.0436615">
            <text:p>0.0436615</text:p>
          </table:table-cell>
          <table:table-cell office:value-type="float" office:value="0.07086">
            <text:p>0.07086</text:p>
          </table:table-cell>
          <table:table-cell office:value-type="float" office:value="0.194952">
            <text:p>0.19495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0664">
            <text:p>0.0730664</text:p>
          </table:table-cell>
          <table:table-cell office:value-type="float" office:value="0.0440796">
            <text:p>0.0440796</text:p>
          </table:table-cell>
          <table:table-cell office:value-type="float" office:value="0.0706042">
            <text:p>0.0706042</text:p>
          </table:table-cell>
          <table:table-cell office:value-type="float" office:value="0.195853">
            <text:p>0.19585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259">
            <text:p>0.073259</text:p>
          </table:table-cell>
          <table:table-cell office:value-type="float" office:value="0.0441858">
            <text:p>0.0441858</text:p>
          </table:table-cell>
          <table:table-cell office:value-type="float" office:value="0.0719184">
            <text:p>0.0719184</text:p>
          </table:table-cell>
          <table:table-cell office:value-type="float" office:value="0.197095">
            <text:p>0.19709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54379">
            <text:p>0.0754379</text:p>
          </table:table-cell>
          <table:table-cell office:value-type="float" office:value="0.0440702">
            <text:p>0.0440702</text:p>
          </table:table-cell>
          <table:table-cell office:value-type="float" office:value="0.070754">
            <text:p>0.070754</text:p>
          </table:table-cell>
          <table:table-cell office:value-type="float" office:value="0.19637">
            <text:p>0.1963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0722">
            <text:p>0.0730722</text:p>
          </table:table-cell>
          <table:table-cell office:value-type="float" office:value="0.0441271">
            <text:p>0.0441271</text:p>
          </table:table-cell>
          <table:table-cell office:value-type="float" office:value="0.0705859">
            <text:p>0.0705859</text:p>
          </table:table-cell>
          <table:table-cell office:value-type="float" office:value="0.198317">
            <text:p>0.19831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0852">
            <text:p>0.150852</text:p>
          </table:table-cell>
          <table:table-cell office:value-type="float" office:value="0.0929095">
            <text:p>0.0929095</text:p>
          </table:table-cell>
          <table:table-cell office:value-type="float" office:value="0.147089">
            <text:p>0.147089</text:p>
          </table:table-cell>
          <table:table-cell office:value-type="float" office:value="0.482794">
            <text:p>0.482794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1301">
            <text:p>0.151301</text:p>
          </table:table-cell>
          <table:table-cell office:value-type="float" office:value="0.094569">
            <text:p>0.094569</text:p>
          </table:table-cell>
          <table:table-cell office:value-type="float" office:value="0.147374">
            <text:p>0.147374</text:p>
          </table:table-cell>
          <table:table-cell office:value-type="float" office:value="0.472566">
            <text:p>0.47256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1529">
            <text:p>0.151529</text:p>
          </table:table-cell>
          <table:table-cell office:value-type="float" office:value="0.0925096">
            <text:p>0.0925096</text:p>
          </table:table-cell>
          <table:table-cell office:value-type="float" office:value="0.147729">
            <text:p>0.147729</text:p>
          </table:table-cell>
          <table:table-cell office:value-type="float" office:value="0.469886">
            <text:p>0.46988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1058">
            <text:p>0.151058</text:p>
          </table:table-cell>
          <table:table-cell office:value-type="float" office:value="0.0921036">
            <text:p>0.0921036</text:p>
          </table:table-cell>
          <table:table-cell office:value-type="float" office:value="0.148108">
            <text:p>0.148108</text:p>
          </table:table-cell>
          <table:table-cell office:value-type="float" office:value="0.475149">
            <text:p>0.47514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61037">
            <text:p>0.161037</text:p>
          </table:table-cell>
          <table:table-cell office:value-type="float" office:value="0.103174">
            <text:p>0.103174</text:p>
          </table:table-cell>
          <table:table-cell office:value-type="float" office:value="0.167931">
            <text:p>0.167931</text:p>
          </table:table-cell>
          <table:table-cell office:value-type="float" office:value="0.491492">
            <text:p>0.49149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51112">
            <text:p>0.351112</text:p>
          </table:table-cell>
          <table:table-cell office:value-type="float" office:value="0.193537">
            <text:p>0.193537</text:p>
          </table:table-cell>
          <table:table-cell office:value-type="float" office:value="0.31055">
            <text:p>0.31055</text:p>
          </table:table-cell>
          <table:table-cell office:value-type="float" office:value="1.10004">
            <text:p>1.1000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158">
            <text:p>0.314158</text:p>
          </table:table-cell>
          <table:table-cell office:value-type="float" office:value="0.191193">
            <text:p>0.191193</text:p>
          </table:table-cell>
          <table:table-cell office:value-type="float" office:value="0.307769">
            <text:p>0.307769</text:p>
          </table:table-cell>
          <table:table-cell office:value-type="float" office:value="1.09705">
            <text:p>1.0970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2017">
            <text:p>0.312017</text:p>
          </table:table-cell>
          <table:table-cell office:value-type="float" office:value="0.189644">
            <text:p>0.189644</text:p>
          </table:table-cell>
          <table:table-cell office:value-type="float" office:value="0.306883">
            <text:p>0.306883</text:p>
          </table:table-cell>
          <table:table-cell office:value-type="float" office:value="1.08806">
            <text:p>1.0880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32267">
            <text:p>0.332267</text:p>
          </table:table-cell>
          <table:table-cell office:value-type="float" office:value="0.191823">
            <text:p>0.191823</text:p>
          </table:table-cell>
          <table:table-cell office:value-type="float" office:value="0.308422">
            <text:p>0.308422</text:p>
          </table:table-cell>
          <table:table-cell office:value-type="float" office:value="1.11496">
            <text:p>1.1149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3735">
            <text:p>0.313735</text:p>
          </table:table-cell>
          <table:table-cell office:value-type="float" office:value="0.1988">
            <text:p>0.1988</text:p>
          </table:table-cell>
          <table:table-cell office:value-type="float" office:value="0.31195">
            <text:p>0.31195</text:p>
          </table:table-cell>
          <table:table-cell office:value-type="float" office:value="1.1589">
            <text:p>1.1589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714201">
            <text:p>0.714201</text:p>
          </table:table-cell>
          <table:table-cell office:value-type="float" office:value="0.399538">
            <text:p>0.399538</text:p>
          </table:table-cell>
          <table:table-cell office:value-type="float" office:value="0.643435">
            <text:p>0.643435</text:p>
          </table:table-cell>
          <table:table-cell office:value-type="float" office:value="2.45006">
            <text:p>2.4500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658342">
            <text:p>0.658342</text:p>
          </table:table-cell>
          <table:table-cell office:value-type="float" office:value="0.398104">
            <text:p>0.398104</text:p>
          </table:table-cell>
          <table:table-cell office:value-type="float" office:value="0.635939">
            <text:p>0.635939</text:p>
          </table:table-cell>
          <table:table-cell office:value-type="float" office:value="2.57496">
            <text:p>2.5749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646078">
            <text:p>0.646078</text:p>
          </table:table-cell>
          <table:table-cell office:value-type="float" office:value="0.394897">
            <text:p>0.394897</text:p>
          </table:table-cell>
          <table:table-cell office:value-type="float" office:value="0.645222">
            <text:p>0.645222</text:p>
          </table:table-cell>
          <table:table-cell office:value-type="float" office:value="2.73987">
            <text:p>2.73987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651219">
            <text:p>0.651219</text:p>
          </table:table-cell>
          <table:table-cell office:value-type="float" office:value="0.397754">
            <text:p>0.397754</text:p>
          </table:table-cell>
          <table:table-cell office:value-type="float" office:value="0.637643">
            <text:p>0.637643</text:p>
          </table:table-cell>
          <table:table-cell office:value-type="float" office:value="2.57864">
            <text:p>2.57864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648661">
            <text:p>0.648661</text:p>
          </table:table-cell>
          <table:table-cell office:value-type="float" office:value="0.397767">
            <text:p>0.397767</text:p>
          </table:table-cell>
          <table:table-cell office:value-type="float" office:value="0.636007">
            <text:p>0.636007</text:p>
          </table:table-cell>
          <table:table-cell office:value-type="float" office:value="2.57525">
            <text:p>2.57525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.34381">
            <text:p>1.34381</text:p>
          </table:table-cell>
          <table:table-cell office:value-type="float" office:value="0.822706">
            <text:p>0.822706</text:p>
          </table:table-cell>
          <table:table-cell office:value-type="float" office:value="1.32739">
            <text:p>1.32739</text:p>
          </table:table-cell>
          <table:table-cell office:value-type="float" office:value="5.86398">
            <text:p>5.86398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.30577">
            <text:p>1.30577</text:p>
          </table:table-cell>
          <table:table-cell office:value-type="float" office:value="0.835755">
            <text:p>0.835755</text:p>
          </table:table-cell>
          <table:table-cell office:value-type="float" office:value="1.34071">
            <text:p>1.34071</text:p>
          </table:table-cell>
          <table:table-cell office:value-type="float" office:value="5.56403">
            <text:p>5.56403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.34319">
            <text:p>1.34319</text:p>
          </table:table-cell>
          <table:table-cell office:value-type="float" office:value="0.833604">
            <text:p>0.833604</text:p>
          </table:table-cell>
          <table:table-cell office:value-type="float" office:value="1.35354">
            <text:p>1.35354</text:p>
          </table:table-cell>
          <table:table-cell office:value-type="float" office:value="5.90322">
            <text:p>5.9032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.3033">
            <text:p>1.3033</text:p>
          </table:table-cell>
          <table:table-cell office:value-type="float" office:value="0.819454">
            <text:p>0.819454</text:p>
          </table:table-cell>
          <table:table-cell office:value-type="float" office:value="1.34087">
            <text:p>1.34087</text:p>
          </table:table-cell>
          <table:table-cell office:value-type="float" office:value="5.47869">
            <text:p>5.47869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.33275">
            <text:p>1.33275</text:p>
          </table:table-cell>
          <table:table-cell office:value-type="float" office:value="0.829745">
            <text:p>0.829745</text:p>
          </table:table-cell>
          <table:table-cell office:value-type="float" office:value="1.34376">
            <text:p>1.34376</text:p>
          </table:table-cell>
          <table:table-cell office:value-type="float" office:value="5.47285">
            <text:p>5.47285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70464">
            <text:p>2.70464</text:p>
          </table:table-cell>
          <table:table-cell office:value-type="float" office:value="1.72189">
            <text:p>1.72189</text:p>
          </table:table-cell>
          <table:table-cell office:value-type="float" office:value="2.82704">
            <text:p>2.82704</text:p>
          </table:table-cell>
          <table:table-cell office:value-type="float" office:value="13.4618">
            <text:p>13.4618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74572">
            <text:p>2.74572</text:p>
          </table:table-cell>
          <table:table-cell office:value-type="float" office:value="1.72161">
            <text:p>1.72161</text:p>
          </table:table-cell>
          <table:table-cell office:value-type="float" office:value="2.73647">
            <text:p>2.73647</text:p>
          </table:table-cell>
          <table:table-cell office:value-type="float" office:value="13.4926">
            <text:p>13.492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69616">
            <text:p>2.69616</text:p>
          </table:table-cell>
          <table:table-cell office:value-type="float" office:value="1.68751">
            <text:p>1.68751</text:p>
          </table:table-cell>
          <table:table-cell office:value-type="float" office:value="2.72444">
            <text:p>2.72444</text:p>
          </table:table-cell>
          <table:table-cell office:value-type="float" office:value="14.5837">
            <text:p>14.5837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72892">
            <text:p>2.72892</text:p>
          </table:table-cell>
          <table:table-cell office:value-type="float" office:value="1.71608">
            <text:p>1.71608</text:p>
          </table:table-cell>
          <table:table-cell office:value-type="float" office:value="2.72397">
            <text:p>2.72397</text:p>
          </table:table-cell>
          <table:table-cell office:value-type="float" office:value="13.0473">
            <text:p>13.0473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69435">
            <text:p>2.69435</text:p>
          </table:table-cell>
          <table:table-cell office:value-type="float" office:value="1.66594">
            <text:p>1.66594</text:p>
          </table:table-cell>
          <table:table-cell office:value-type="float" office:value="2.72542">
            <text:p>2.72542</text:p>
          </table:table-cell>
          <table:table-cell office:value-type="float" office:value="13.4757">
            <text:p>13.4757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62441">
            <text:p>5.62441</text:p>
          </table:table-cell>
          <table:table-cell office:value-type="float" office:value="3.59338">
            <text:p>3.59338</text:p>
          </table:table-cell>
          <table:table-cell office:value-type="float" office:value="5.67745">
            <text:p>5.67745</text:p>
          </table:table-cell>
          <table:table-cell office:value-type="float" office:value="30.2827">
            <text:p>30.2827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72244">
            <text:p>5.72244</text:p>
          </table:table-cell>
          <table:table-cell office:value-type="float" office:value="3.6378">
            <text:p>3.6378</text:p>
          </table:table-cell>
          <table:table-cell office:value-type="float" office:value="5.70022">
            <text:p>5.70022</text:p>
          </table:table-cell>
          <table:table-cell office:value-type="float" office:value="33.5737">
            <text:p>33.5737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686">
            <text:p>5.686</text:p>
          </table:table-cell>
          <table:table-cell office:value-type="float" office:value="3.61092">
            <text:p>3.61092</text:p>
          </table:table-cell>
          <table:table-cell office:value-type="float" office:value="5.69954">
            <text:p>5.69954</text:p>
          </table:table-cell>
          <table:table-cell office:value-type="float" office:value="30.9757">
            <text:p>30.9757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71594">
            <text:p>5.71594</text:p>
          </table:table-cell>
          <table:table-cell office:value-type="float" office:value="3.60279">
            <text:p>3.60279</text:p>
          </table:table-cell>
          <table:table-cell office:value-type="float" office:value="5.71249">
            <text:p>5.71249</text:p>
          </table:table-cell>
          <table:table-cell office:value-type="float" office:value="30.9141">
            <text:p>30.9141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55489">
            <text:p>5.55489</text:p>
          </table:table-cell>
          <table:table-cell office:value-type="float" office:value="3.63276">
            <text:p>3.63276</text:p>
          </table:table-cell>
          <table:table-cell office:value-type="float" office:value="5.69091">
            <text:p>5.69091</text:p>
          </table:table-cell>
          <table:table-cell office:value-type="float" office:value="30.6248">
            <text:p>30.6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16:59:04</dc:date>
    <dc:creator>lightmind </dc:creator>
    <meta:document-statistic meta:table-count="1" meta:cell-count="480" meta:object-count="0"/>
    <meta:generator>LibreOffice/4.0.2.2$Linux_x86 LibreOffice_project/400m0$Build-2</meta:generator>
  </office:meta>
</office:document-meta>
</file>